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1" svg:font-family="Arial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1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10" style:family="table-cell" style:parent-style-name="Default" style:data-style-name="N60">
      <style:text-properties style:font-name="SFRM1000" fo:font-size="10pt" style:font-name-asian="Arial1" style:font-size-asian="10.5pt" style:font-name-complex="SFRM1000" style:font-size-complex="10.5pt"/>
    </style:style>
    <style:style style:name="ce1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2" style:family="table-cell" style:parent-style-name="Default" style:data-style-name="N61"/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17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1" style:family="table-cell" style:parent-style-name="Default" style:data-style-name="N123">
      <style:table-cell-properties fo:border="none"/>
    </style:style>
    <style:style style:name="ce22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61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0">
      <style:table-cell-properties fo:background-color="#ff0000"/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/>
    <style:style style:name="ce2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433.96pt" svg:height="298.86pt" svg:x="7.82pt" svg:y="273.66pt">
            <loext:p draw:notify-on-update-of-ranges="Sheet1.F15:Sheet1.F17 Sheet1.C54:Sheet1.C58 Sheet1.A52:Sheet1.A52 Sheet1.D54:Sheet1.D58 Sheet1.C75:Sheet1.C78 Sheet1.A73:Sheet1.A73 Sheet1.D75:Sheet1.D78 Sheet1.C63:Sheet1.C65 Sheet1.A61:Sheet1.A61 Sheet1.D63:Sheet1.D65 Sheet1.C69:Sheet1.C71 Sheet1.A67:Sheet1.A67 Sheet1.D69:Sheet1.D71 Sheet1.J3:Sheet1.J8 Sheet1.I1:Sheet1.I1 Sheet1.B6:Sheet1.B11 Sheet1.J13:Sheet1.J18 Sheet1.I11:Sheet1.I11 Sheet1.F6:Sheet1.F11 Sheet1.J23:Sheet1.J28 Sheet1.I21:Sheet1.I21 Sheet1.B15:Sheet1.B20 Sheet1.J33:Sheet1.J37 Sheet1.I31:Sheet1.I31 Sheet1.F15:Sheet1.F17 Sheet1.N3:Sheet1.N4 Sheet1.M3:Sheet1.M3 Sheet1.O3:Sheet1.O4 Sheet1.N13:Sheet1.N14 Sheet1.M13:Sheet1.M13 Sheet1.O13:Sheet1.O14 Sheet1.N23:Sheet1.N24 Sheet1.M23:Sheet1.M23 Sheet1.O23:Sheet1.O24 Sheet1.N33:Sheet1.N34 Sheet1.M33:Sheet1.M33 Sheet1.O33:Sheet1.O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3.96pt" svg:height="298.86pt" svg:x="454.28pt" svg:y="625.58pt">
            <loext:p draw:notify-on-update-of-ranges="Sheet1.F15:Sheet1.F17 Sheet1.C54:Sheet1.C58 Sheet1.A52:Sheet1.A52 Sheet1.B54:Sheet1.B58 Sheet1.C82:Sheet1.C84 Sheet1.A80:Sheet1.A80 Sheet1.B82:Sheet1.B84 Sheet1.C63:Sheet1.C65 Sheet1.A61:Sheet1.A61 Sheet1.B63:Sheet1.B65 Sheet1.C69:Sheet1.C71 Sheet1.A67:Sheet1.A67 Sheet1.B69:Sheet1.B71 Sheet1.C75:Sheet1.C78 Sheet1.A73:Sheet1.A73 Sheet1.B75:Sheet1.B78 Sheet1.J3:Sheet1.J8 Sheet1.I1:Sheet1.I1 Sheet1.K3:Sheet1.K8 Sheet1.J13:Sheet1.J18 Sheet1.I11:Sheet1.I11 Sheet1.K13:Sheet1.K18 Sheet1.J23:Sheet1.J28 Sheet1.I21:Sheet1.I21 Sheet1.K23:Sheet1.K26 Sheet1.J33:Sheet1.J37 Sheet1.I31:Sheet1.I31 Sheet1.K33:Sheet1.K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Joukowski RANS Re=1e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G P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3" office:value-type="float" office:value="0.012560719443611" calcext:value-type="float">
            <text:p>1.26E-02</text:p>
          </table:table-cell>
          <table:table-cell table:formula="of:=1/SQRT([.A6])" office:value-type="float" office:value="0.03125" calcext:value-type="float">
            <text:p>0.03125</text:p>
          </table:table-cell>
          <table:table-cell table:formula="of:=2*[.I3]" office:value-type="float" office:value="0.025121438887222" calcext:value-type="float">
            <text:p>0.0251214389</text:p>
          </table:table-cell>
          <table:table-cell/>
          <table:table-cell office:value-type="string" calcext:value-type="string">
            <text:p>Slope 2</text:p>
          </table:table-cell>
          <table:table-cell table:formula="of:=[.J3]*[.N1]" office:value-type="float" office:value="0.03125" calcext:value-type="float">
            <text:p>0.03125</text:p>
          </table:table-cell>
          <table:table-cell table:style-name="ce5" table:formula="of:=[.B6]" office:value-type="float" office:value="0.0146888822634819" calcext:value-type="float">
            <text:p>1.47E-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8" office:value-type="string" calcext:value-type="string">
            <text:p>ref0</text:p>
          </table:table-cell>
          <table:table-cell table:style-name="ce5" office:value-type="float" office:value="0.122441842449177" calcext:value-type="float">
            <text:p>1.22E-001</text:p>
          </table:table-cell>
          <table:table-cell table:formula="of:=1/SQRT([.$V3]*[.$W3]*([.T$1]+1)*([.T$1]+1))" office:value-type="float" office:value="0.129078483328179" calcext:value-type="float">
            <text:p>0.1290784833</text:p>
          </table:table-cell>
          <table:table-cell table:formula="of:=[.$R3]*[.$Q3]*([.T$1]+1)*([.T$1]+1)" office:value-type="float" office:value="256" calcext:value-type="float">
            <text:p>256</text:p>
          </table:table-cell>
          <table:table-cell table:style-name="ce5" table:formula="of:=2*ABS([.T3]-[.$I$36])" office:value-type="float" office:value="0.234451128274614" calcext:value-type="float">
            <text:p>2.34E-001</text:p>
          </table:table-cell>
          <table:table-cell/>
        </table:table-row>
        <table:table-row table:style-name="ro3">
          <table:table-cell table:style-name="ce1" office:value-type="string" calcext:value-type="string">
            <text:p>P=</text:p>
          </table:table-cell>
          <table:table-cell table:style-name="ce7" office:value-type="float" office:value="1" calcext:value-type="float">
            <text:p>1</text:p>
          </table:table-cell>
          <table:table-cell table:style-name="ce15"/>
          <table:table-cell/>
          <table:table-cell table:style-name="ce1" office:value-type="string" calcext:value-type="string">
            <text:p>P=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style-name="ce8" office:value-type="string" calcext:value-type="string">
            <text:p>ref1</text:p>
          </table:table-cell>
          <table:table-cell table:style-name="ce23" office:value-type="float" office:value="0.0065595568546195" calcext:value-type="float">
            <text:p>6.56E-03</text:p>
          </table:table-cell>
          <table:table-cell table:formula="of:=1/SQRT([.A7])" office:value-type="float" office:value="0.015625" calcext:value-type="float">
            <text:p>0.015625</text:p>
          </table:table-cell>
          <table:table-cell table:formula="of:=2*[.I4]" office:value-type="float" office:value="0.013119113709239" calcext:value-type="float">
            <text:p>0.013119113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8]*[.N1]" office:value-type="float" office:value="0.0009765625" calcext:value-type="float">
            <text:p>0.0009765625</text:p>
          </table:table-cell>
          <table:table-cell table:formula="of:=10^(LOG([.O3])+[.M4]*(LOG([.N4])-LOG([.N3])))" office:value-type="float" office:value="0.0000143446115854316" calcext:value-type="float">
            <text:p>1.43446115854316E-05</text:p>
          </table:table-cell>
          <table:table-cell/>
          <table:table-cell office:value-type="float" office:value="1" calcext:value-type="float">
            <text:p>1</text:p>
          </table:table-cell>
          <table:table-cell table:formula="of:=4*[.R3]" office:value-type="float" office:value="1024" calcext:value-type="float">
            <text:p>1024</text:p>
          </table:table-cell>
          <table:table-cell table:style-name="ce8" office:value-type="string" calcext:value-type="string">
            <text:p>ref1</text:p>
          </table:table-cell>
          <table:table-cell table:style-name="ce5" office:value-type="float" office:value="0.102005482514648" calcext:value-type="float">
            <text:p>1.02E-001</text:p>
          </table:table-cell>
          <table:table-cell table:formula="of:=1/SQRT([.$V4]*[.$W4]*([.T$1]+1)*([.T$1]+1))" office:value-type="float" office:value="0.071026688073876" calcext:value-type="float">
            <text:p>0.0710266881</text:p>
          </table:table-cell>
          <table:table-cell table:formula="of:=[.$R4]*[.$Q4]*([.T$1]+1)*([.T$1]+1)" office:value-type="float" office:value="1024" calcext:value-type="float">
            <text:p>1024</text:p>
          </table:table-cell>
          <table:table-cell table:style-name="ce5" table:formula="of:=2*ABS([.T4]-[.$I$36])" office:value-type="float" office:value="0.193578408405556" calcext:value-type="float">
            <text:p>1.94E-001</text:p>
          </table:table-cell>
          <table:table-cell table:formula="of:=(LOG([.W4])-LOG([.W3]))/(LOG([.U4])-LOG([.U3]))" office:value-type="float" office:value="0.320682565974814" calcext:value-type="float">
            <text:p>0.320682566</text:p>
          </table:table-cell>
        </table:table-row>
        <table:table-row table:style-name="ro3"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6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6" office:value-type="string" calcext:value-type="string">
            <text:p>Slope</text:p>
          </table:table-cell>
          <table:table-cell table:style-name="ce8" office:value-type="string" calcext:value-type="string">
            <text:p>ref2</text:p>
          </table:table-cell>
          <table:table-cell table:style-name="ce23" office:value-type="float" office:value="0.00533557445660135" calcext:value-type="float">
            <text:p>5.34E-03</text:p>
          </table:table-cell>
          <table:table-cell table:formula="of:=1/SQRT([.A8])" office:value-type="float" office:value="0.0078125" calcext:value-type="float">
            <text:p>0.0078125</text:p>
          </table:table-cell>
          <table:table-cell table:formula="of:=2*[.I5]" office:value-type="float" office:value="0.0106711489132027" calcext:value-type="float">
            <text:p>0.010671148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4]" office:value-type="float" office:value="4096" calcext:value-type="float">
            <text:p>4096</text:p>
          </table:table-cell>
          <table:table-cell table:style-name="ce8" office:value-type="string" calcext:value-type="string">
            <text:p>ref2</text:p>
          </table:table-cell>
          <table:table-cell table:style-name="ce5" office:value-type="float" office:value="0.0800928837721732" calcext:value-type="float">
            <text:p>8.01E-002</text:p>
          </table:table-cell>
          <table:table-cell table:formula="of:=1/SQRT([.$V5]*[.$W5]*([.T$1]+1)*([.T$1]+1))" office:value-type="float" office:value="0.0403768053782451" calcext:value-type="float">
            <text:p>0.0403768054</text:p>
          </table:table-cell>
          <table:table-cell table:formula="of:=[.$R5]*[.$Q5]*([.T$1]+1)*([.T$1]+1)" office:value-type="float" office:value="4096" calcext:value-type="float">
            <text:p>4096</text:p>
          </table:table-cell>
          <table:table-cell table:style-name="ce5" table:formula="of:=2*ABS([.T5]-[.$I$36])" office:value-type="float" office:value="0.149753210920606" calcext:value-type="float">
            <text:p>1.50E-001</text:p>
          </table:table-cell>
          <table:table-cell table:formula="of:=(LOG([.W5])-LOG([.W4]))/(LOG([.U5])-LOG([.U4]))" office:value-type="float" office:value="0.454486318550331" calcext:value-type="float">
            <text:p>0.4544863186</text:p>
          </table:table-cell>
        </table:table-row>
        <table:table-row table:style-name="ro3">
          <table:table-cell table:style-name="ce3" table:formula="of:=[.$Q3]*[.$R3]*([.B$4]+1)*([.B$4]+1)" office:value-type="float" office:value="1024" calcext:value-type="float">
            <text:p>1,024</text:p>
          </table:table-cell>
          <table:table-cell table:style-name="ce9" table:formula="of:=2*ABS([.I3]-[.$I$36])" office:value-type="float" office:value="0.0146888822634819" calcext:value-type="float">
            <text:p>1.47E-2</text:p>
          </table:table-cell>
          <table:table-cell table:style-name="ce17"/>
          <table:table-cell/>
          <table:table-cell table:style-name="ce3" table:formula="of:=[.$Q3]*[.$R3]*([.F$4]+1)*([.F$4]+1)" office:value-type="float" office:value="2304" calcext:value-type="float">
            <text:p>2,304</text:p>
          </table:table-cell>
          <table:table-cell table:style-name="ce9" table:formula="of:=2*ABS([.I13]-[.$I$36])" office:value-type="float" office:value="0.0023094732485789" calcext:value-type="float">
            <text:p>2.31E-3</text:p>
          </table:table-cell>
          <table:table-cell table:style-name="ce17"/>
          <table:table-cell table:style-name="ce8" office:value-type="string" calcext:value-type="string">
            <text:p>ref3</text:p>
          </table:table-cell>
          <table:table-cell table:style-name="ce23" office:value-type="float" office:value="0.00520185475267131" calcext:value-type="float">
            <text:p>5.20E-03</text:p>
          </table:table-cell>
          <table:table-cell table:formula="of:=1/SQRT([.A9])" office:value-type="float" office:value="0.00390625" calcext:value-type="float">
            <text:p>0.00390625</text:p>
          </table:table-cell>
          <table:table-cell table:formula="of:=2*[.I6]" office:value-type="float" office:value="0.0104037095053426" calcext:value-type="float">
            <text:p>0.010403709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5]" office:value-type="float" office:value="16384" calcext:value-type="float">
            <text:p>16384</text:p>
          </table:table-cell>
          <table:table-cell table:style-name="ce8" office:value-type="string" calcext:value-type="string">
            <text:p>ref3</text:p>
          </table:table-cell>
          <table:table-cell table:style-name="ce5" office:value-type="float" office:value="0.0623369371789153" calcext:value-type="float">
            <text:p>6.23E-002</text:p>
          </table:table-cell>
          <table:table-cell table:formula="of:=1/SQRT([.$V6]*[.$W6]*([.T$1]+1)*([.T$1]+1))" office:value-type="float" office:value="0.0231141766689367" calcext:value-type="float">
            <text:p>0.0231141767</text:p>
          </table:table-cell>
          <table:table-cell table:formula="of:=[.$R6]*[.$Q6]*([.T$1]+1)*([.T$1]+1)" office:value-type="float" office:value="16384" calcext:value-type="float">
            <text:p>16384</text:p>
          </table:table-cell>
          <table:table-cell table:style-name="ce5" table:formula="of:=2*ABS([.T6]-[.$I$36])" office:value-type="float" office:value="0.114241317734091" calcext:value-type="float">
            <text:p>1.14E-001</text:p>
          </table:table-cell>
          <table:table-cell table:formula="of:=(LOG([.W6])-LOG([.W5]))/(LOG([.U6])-LOG([.U5]))" office:value-type="float" office:value="0.485247587721429" calcext:value-type="float">
            <text:p>0.4852475877</text:p>
          </table:table-cell>
        </table:table-row>
        <table:table-row table:style-name="ro3">
          <table:table-cell table:style-name="ce3" table:formula="of:=[.$Q4]*[.$R4]*([.B$4]+1)*([.B$4]+1)" office:value-type="float" office:value="4096" calcext:value-type="float">
            <text:p>4,096</text:p>
          </table:table-cell>
          <table:table-cell table:style-name="ce9" table:formula="of:=2*ABS([.I4]-[.$I$36])" office:value-type="float" office:value="0.0026865570854989" calcext:value-type="float">
            <text:p>2.69E-3</text:p>
          </table:table-cell>
          <table:table-cell table:style-name="ce18" table:formula="of:=(LOG([.B7])-LOG([.B6]))/(LOG([.J4])-LOG([.J3]))" office:value-type="float" office:value="2.45089422087319" calcext:value-type="float">
            <text:p>2.5</text:p>
          </table:table-cell>
          <table:table-cell/>
          <table:table-cell table:style-name="ce3" table:formula="of:=[.$Q4]*[.$R4]*([.F$4]+1)*([.F$4]+1)" office:value-type="float" office:value="9216" calcext:value-type="float">
            <text:p>9,216</text:p>
          </table:table-cell>
          <table:table-cell table:style-name="ce9" table:formula="of:=2*ABS([.I14]-[.$I$36])" office:value-type="float" office:value="0.0000482337949307601" calcext:value-type="float">
            <text:p>4.82E-5</text:p>
          </table:table-cell>
          <table:table-cell table:style-name="ce18" table:formula="of:=(LOG([.F7])-LOG([.F6]))/(LOG([.J14])-LOG([.J13]))" office:value-type="float" office:value="5.58137570213304" calcext:value-type="float">
            <text:p>5.6</text:p>
          </table:table-cell>
          <table:table-cell table:style-name="ce8" office:value-type="string" calcext:value-type="string">
            <text:p>ref4</text:p>
          </table:table-cell>
          <table:table-cell table:style-name="ce23" office:value-type="float" office:value="0.00520359859536915" calcext:value-type="float">
            <text:p>5.20E-03</text:p>
          </table:table-cell>
          <table:table-cell table:formula="of:=1/SQRT([.A10])" office:value-type="float" office:value="0.001953125" calcext:value-type="float">
            <text:p>0.001953125</text:p>
          </table:table-cell>
          <table:table-cell table:formula="of:=2*[.I7]" office:value-type="float" office:value="0.0104071971907383" calcext:value-type="float">
            <text:p>0.010407197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6]" office:value-type="float" office:value="65536" calcext:value-type="float">
            <text:p>65536</text:p>
          </table:table-cell>
          <table:table-cell table:style-name="ce8" office:value-type="string" calcext:value-type="string">
            <text:p>ref4</text:p>
          </table:table-cell>
          <table:table-cell table:style-name="ce5" office:value-type="float" office:value="0.0502826294268563" calcext:value-type="float">
            <text:p>5.03E-002</text:p>
          </table:table-cell>
          <table:table-cell table:formula="of:=1/SQRT([.$V7]*[.$W7]*([.T$1]+1)*([.T$1]+1))" office:value-type="float" office:value="0.0130112445268346" calcext:value-type="float">
            <text:p>0.0130112445</text:p>
          </table:table-cell>
          <table:table-cell table:formula="of:=[.$R7]*[.$Q7]*([.T$1]+1)*([.T$1]+1)" office:value-type="float" office:value="65536" calcext:value-type="float">
            <text:p>65536</text:p>
          </table:table-cell>
          <table:table-cell table:style-name="ce5" table:formula="of:=2*ABS([.T7]-[.$I$36])" office:value-type="float" office:value="0.0901327022299725" calcext:value-type="float">
            <text:p>9.01E-002</text:p>
          </table:table-cell>
          <table:table-cell table:formula="of:=(LOG([.W7])-LOG([.W6]))/(LOG([.U7])-LOG([.U6]))" office:value-type="float" office:value="0.412489908429778" calcext:value-type="float">
            <text:p>0.4124899084</text:p>
          </table:table-cell>
        </table:table-row>
        <table:table-row table:style-name="ro3">
          <table:table-cell table:style-name="ce3" table:formula="of:=[.$Q5]*[.$R5]*([.B$4]+1)*([.B$4]+1)" office:value-type="float" office:value="16384" calcext:value-type="float">
            <text:p>16,384</text:p>
          </table:table-cell>
          <table:table-cell table:style-name="ce9" table:formula="of:=2*ABS([.I5]-[.$I$36])" office:value-type="float" office:value="0.000238592289462599" calcext:value-type="float">
            <text:p>2.39E-4</text:p>
          </table:table-cell>
          <table:table-cell table:style-name="ce18" table:formula="of:=(LOG([.B8])-LOG([.B7]))/(LOG([.J5])-LOG([.J4]))" office:value-type="float" office:value="3.49313916795519" calcext:value-type="float">
            <text:p>3.5</text:p>
          </table:table-cell>
          <table:table-cell/>
          <table:table-cell table:style-name="ce3" table:formula="of:=[.$Q5]*[.$R5]*([.F$4]+1)*([.F$4]+1)" office:value-type="float" office:value="36864" calcext:value-type="float">
            <text:p>36,864</text:p>
          </table:table-cell>
          <table:table-cell table:style-name="ce9" table:formula="of:=2*ABS([.I15]-[.$I$36])" office:value-type="float" office:value="0.00000949064094530119" calcext:value-type="float">
            <text:p>9.49E-6</text:p>
          </table:table-cell>
          <table:table-cell table:style-name="ce18" table:formula="of:=(LOG([.F8])-LOG([.F7]))/(LOG([.J15])-LOG([.J14]))" office:value-type="float" office:value="2.34546689541557" calcext:value-type="float">
            <text:p>2.3</text:p>
          </table:table-cell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7" office:value-type="float" office:value="262144" calcext:value-type="float">
            <text:p>262144</text:p>
          </table:table-cell>
          <table:table-cell table:style-name="ce8" office:value-type="string" calcext:value-type="string">
            <text:p>ref5</text:p>
          </table:table-cell>
          <table:table-cell table:style-name="ce5" office:value-type="float" office:value="0.043113933264708" calcext:value-type="float">
            <text:p>4.31E-002</text:p>
          </table:table-cell>
          <table:table-cell table:formula="of:=1/SQRT([.$V8]*[.$W8]*([.T$1]+1)*([.T$1]+1))" office:value-type="float" office:value="0.00709428893750163" calcext:value-type="float">
            <text:p>0.0070942889</text:p>
          </table:table-cell>
          <table:table-cell table:formula="of:=[.$R8]*[.$Q8]*([.T$1]+1)*([.T$1]+1)" office:value-type="float" office:value="262144" calcext:value-type="float">
            <text:p>262144</text:p>
          </table:table-cell>
          <table:table-cell table:style-name="ce5" table:formula="of:=2*ABS([.T8]-[.$I$36])" office:value-type="float" office:value="0.0757953099056759" calcext:value-type="float">
            <text:p>7.58E-002</text:p>
          </table:table-cell>
          <table:table-cell table:formula="of:=(LOG([.W8])-LOG([.W7]))/(LOG([.U8])-LOG([.U7]))" office:value-type="float" office:value="0.285638617625197" calcext:value-type="float">
            <text:p>0.2856386176</text:p>
          </table:table-cell>
        </table:table-row>
        <table:table-row table:style-name="ro3">
          <table:table-cell table:style-name="ce3" table:formula="of:=[.$Q6]*[.$R6]*([.B$4]+1)*([.B$4]+1)" office:value-type="float" office:value="65536" calcext:value-type="float">
            <text:p>65,536</text:p>
          </table:table-cell>
          <table:table-cell table:style-name="ce9" table:formula="of:=2*ABS([.I6]-[.$I$36])" office:value-type="float" office:value="0.0000288471183974796" calcext:value-type="float">
            <text:p>2.88E-5</text:p>
          </table:table-cell>
          <table:table-cell table:style-name="ce18" table:formula="of:=(LOG([.B9])-LOG([.B8]))/(LOG([.J6])-LOG([.J5]))" office:value-type="float" office:value="3.04804830333159" calcext:value-type="float">
            <text:p>3.0</text:p>
          </table:table-cell>
          <table:table-cell/>
          <table:table-cell table:style-name="ce3" table:formula="of:=[.$Q6]*[.$R6]*([.F$4]+1)*([.F$4]+1)" office:value-type="float" office:value="147456" calcext:value-type="float">
            <text:p>147,456</text:p>
          </table:table-cell>
          <table:table-cell table:style-name="ce9" table:formula="of:=2*ABS([.I16]-[.$I$36])" office:value-type="float" office:value="0.0000004334897137203" calcext:value-type="float">
            <text:p>4.33E-7</text:p>
          </table:table-cell>
          <table:table-cell table:style-name="ce18" table:formula="of:=(LOG([.F9])-LOG([.F8]))/(LOG([.J16])-LOG([.J15]))" office:value-type="float" office:value="4.45243585691784" calcext:value-type="float">
            <text:p>4.5</text:p>
          </table:table-cell>
          <table:table-cell table:style-name="ce8"/>
          <table:table-cell table:number-columns-repeated="4"/>
          <table:table-cell table:style-name="ce27"/>
          <table:table-cell/>
          <table:table-cell table:style-name="ce5"/>
          <table:table-cell table:number-columns-repeated="9"/>
        </table:table-row>
        <table:table-row table:style-name="ro3">
          <table:table-cell table:style-name="ce3" table:formula="of:=[.$Q7]*[.$R7]*([.B$4]+1)*([.B$4]+1)" office:value-type="float" office:value="262144" calcext:value-type="float">
            <text:p>262,144</text:p>
          </table:table-cell>
          <table:table-cell table:style-name="ce9" table:formula="of:=2*ABS([.I7]-[.$I$36])" office:value-type="float" office:value="0.0000253594330018002" calcext:value-type="float">
            <text:p>2.54E-5</text:p>
          </table:table-cell>
          <table:table-cell table:style-name="ce18" table:formula="of:=(LOG([.B10])-LOG([.B9]))/(LOG([.J7])-LOG([.J6]))" office:value-type="float" office:value="0.185904722686941" calcext:value-type="float">
            <text:p>0.2</text:p>
          </table:table-cell>
          <table:table-cell/>
          <table:table-cell table:style-name="ce3" table:formula="of:=[.$Q7]*[.$R7]*([.F$4]+1)*([.F$4]+1)" office:value-type="float" office:value="589824" calcext:value-type="float">
            <text:p>589,824</text:p>
          </table:table-cell>
          <table:table-cell table:style-name="ce9" table:formula="of:=2*ABS([.I17]-[.$I$36])" office:value-type="float" office:value="0.0000000322881647599194" calcext:value-type="float">
            <text:p>3.23E-8</text:p>
          </table:table-cell>
          <table:table-cell table:style-name="ce18" table:formula="of:=(LOG([.F10])-LOG([.F9]))/(LOG([.J17])-LOG([.J16]))" office:value-type="float" office:value="3.74692041366817" calcext:value-type="float">
            <text:p>3.7</text:p>
          </table:table-cell>
          <table:table-cell table:style-name="ce8"/>
          <table:table-cell table:number-columns-repeated="16"/>
        </table:table-row>
        <table:table-row table:style-name="ro3">
          <table:table-cell table:style-name="ce4" table:formula="of:=[.$Q8]*[.$R8]*([.B$4]+1)*([.B$4]+1)" office:value-type="float" office:value="1048576" calcext:value-type="float">
            <text:p>1,048,576</text:p>
          </table:table-cell>
          <table:table-cell table:style-name="ce9"/>
          <table:table-cell table:style-name="ce19" table:formula="of:=(LOG([.B11])-LOG([.B10]))/(LOG([.J8])-LOG([.J7]))" office:value-type="string" office:string-value="" calcext:value-type="error">
            <text:p>Err:502</text:p>
          </table:table-cell>
          <table:table-cell/>
          <table:table-cell table:style-name="ce4" table:formula="of:=[.$Q8]*[.$R8]*([.F$4]+1)*([.F$4]+1)" office:value-type="float" office:value="2359296" calcext:value-type="float">
            <text:p>2,359,296</text:p>
          </table:table-cell>
          <table:table-cell table:style-name="ce9"/>
          <table:table-cell table:style-name="ce19" table:formula="of:=(LOG([.F11])-LOG([.F10]))/(LOG([.J18])-LOG([.J17]))" office:value-type="string" office:string-value="" calcext:value-type="error">
            <text:p>Err:502</text:p>
          </table:table-cell>
          <table:table-cell table:style-name="ce8"/>
          <table:table-cell office:value-type="string" calcext:value-type="string">
            <text:p>DG P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P=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/>
          <table:table-cell table:style-name="ce1" office:value-type="string" calcext:value-type="string">
            <text:p>P=</text:p>
          </table:table-cell>
          <table:table-cell table:style-name="ce7" office:value-type="float" office:value="4" calcext:value-type="float">
            <text:p>4</text:p>
          </table:table-cell>
          <table:table-cell table:style-name="ce15"/>
          <table:table-cell table:style-name="ce8" office:value-type="string" calcext:value-type="string">
            <text:p>ref0</text:p>
          </table:table-cell>
          <table:table-cell table:style-name="ce23" office:value-type="float" office:value="0.0063710149361595" calcext:value-type="float">
            <text:p>6.37E-03</text:p>
          </table:table-cell>
          <table:table-cell table:formula="of:=1/SQRT([.E6])" office:value-type="float" office:value="0.0208333333333333" calcext:value-type="float">
            <text:p>0.0208333333</text:p>
          </table:table-cell>
          <table:table-cell table:formula="of:=2*[.I13]" office:value-type="float" office:value="0.012742029872319" calcext:value-type="float">
            <text:p>0.0127420299</text:p>
          </table:table-cell>
          <table:table-cell/>
          <table:table-cell office:value-type="string" calcext:value-type="string">
            <text:p>Slope 4</text:p>
          </table:table-cell>
          <table:table-cell table:formula="of:=[.J13]*[.N11]" office:value-type="float" office:value="0.0208333333333333" calcext:value-type="float">
            <text:p>0.0208333333</text:p>
          </table:table-cell>
          <table:table-cell table:style-name="ce5" table:formula="of:=[.F6]" office:value-type="float" office:value="0.0023094732485789" calcext:value-type="float">
            <text:p>2.31E-003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6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6" office:value-type="string" calcext:value-type="string">
            <text:p>Slope</text:p>
          </table:table-cell>
          <table:table-cell table:style-name="ce8" office:value-type="string" calcext:value-type="string">
            <text:p>ref1</text:p>
          </table:table-cell>
          <table:table-cell table:style-name="ce23" office:value-type="float" office:value="0.00524039520933543" calcext:value-type="float">
            <text:p>5.24E-03</text:p>
          </table:table-cell>
          <table:table-cell table:formula="of:=1/SQRT([.E7])" office:value-type="float" office:value="0.0104166666666667" calcext:value-type="float">
            <text:p>0.0104166667</text:p>
          </table:table-cell>
          <table:table-cell table:formula="of:=2*[.I14]" office:value-type="float" office:value="0.0104807904186709" calcext:value-type="float">
            <text:p>0.010480790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8]*[.N11]" office:value-type="float" office:value="0.000651041666666667" calcext:value-type="float">
            <text:p>0.0006510417</text:p>
          </table:table-cell>
          <table:table-cell table:formula="of:=10^(LOG([.O13])+[.M14]*(LOG([.N14])-LOG([.N13])))" office:value-type="float" office:value="0.000000002202485321597" calcext:value-type="float">
            <text:p>2.202485321597E-09</text:p>
          </table:table-cell>
          <table:table-cell table:number-columns-repeated="9"/>
        </table:table-row>
        <table:table-row table:style-name="ro3">
          <table:table-cell table:style-name="ce3" table:formula="of:=[.$Q3]*[.$R3]*([.B$13]+1)*([.B$13]+1)" office:value-type="float" office:value="4096" calcext:value-type="float">
            <text:p>4,096</text:p>
          </table:table-cell>
          <table:table-cell table:style-name="ce9" table:formula="of:=2*ABS([.I23]-[.$I$36])" office:value-type="float" office:value="0.00040687615996182" calcext:value-type="float">
            <text:p>4.07E-4</text:p>
          </table:table-cell>
          <table:table-cell table:style-name="ce18"/>
          <table:table-cell/>
          <table:table-cell table:style-name="ce3" table:formula="of:=[.$Q3]*[.$R3]*([.$F$13]+1)*([.$F$13]+1)" office:value-type="float" office:value="6400" calcext:value-type="float">
            <text:p>6,400</text:p>
          </table:table-cell>
          <table:table-cell table:style-name="ce9" table:formula="of:=2*ABS([.I33]-[.$I$36])" office:value-type="float" office:value="0.0000289579307804193" calcext:value-type="float">
            <text:p>2.90E-5</text:p>
          </table:table-cell>
          <table:table-cell table:style-name="ce18"/>
          <table:table-cell table:style-name="ce8" office:value-type="string" calcext:value-type="string">
            <text:p>ref2</text:p>
          </table:table-cell>
          <table:table-cell table:style-name="ce23" office:value-type="float" office:value="0.0052115329913974" calcext:value-type="float">
            <text:p>5.21E-03</text:p>
          </table:table-cell>
          <table:table-cell table:formula="of:=1/SQRT([.E8])" office:value-type="float" office:value="0.00520833333333333" calcext:value-type="float">
            <text:p>0.0052083333</text:p>
          </table:table-cell>
          <table:table-cell table:formula="of:=2*[.I17]" office:value-type="float" office:value="0.0104325243355753" calcext:value-type="float">
            <text:p>0.0104325243</text:p>
          </table:table-cell>
          <table:table-cell table:number-columns-repeated="13"/>
        </table:table-row>
        <table:table-row table:style-name="ro3">
          <table:table-cell table:style-name="ce3" table:formula="of:=[.$Q4]*[.$R4]*([.B$13]+1)*([.B$13]+1)" office:value-type="float" office:value="16384" calcext:value-type="float">
            <text:p>16,384</text:p>
          </table:table-cell>
          <table:table-cell table:style-name="ce9" table:formula="of:=2*ABS([.I24]-[.$I$36])" office:value-type="float" office:value="0.00000401034396050118" calcext:value-type="float">
            <text:p>4.01E-6</text:p>
          </table:table-cell>
          <table:table-cell table:style-name="ce18" table:formula="of:=(LOG([.B16])-LOG([.B15]))/(LOG([.J24])-LOG([.J23]))" office:value-type="float" office:value="6.66471996150296" calcext:value-type="float">
            <text:p>6.7</text:p>
          </table:table-cell>
          <table:table-cell/>
          <table:table-cell table:style-name="ce3" table:formula="of:=[.$Q4]*[.$R4]*([.$F$13]+1)*([.$F$13]+1)" office:value-type="float" office:value="25600" calcext:value-type="float">
            <text:p>25,600</text:p>
          </table:table-cell>
          <table:table-cell table:style-name="ce9" table:formula="of:=2*ABS([.I34]-[.$I$36])" office:value-type="float" office:value="0.000000315908244541072" calcext:value-type="float">
            <text:p>3.16E-7</text:p>
          </table:table-cell>
          <table:table-cell table:style-name="ce18" table:formula="of:=(LOG([.F16])-LOG([.F15]))/(LOG([.J34])-LOG([.J33]))" office:value-type="float" office:value="6.51830911769456" calcext:value-type="float">
            <text:p>6.5</text:p>
          </table:table-cell>
          <table:table-cell table:style-name="ce8" office:value-type="string" calcext:value-type="string">
            <text:p>ref3</text:p>
          </table:table-cell>
          <table:table-cell table:style-name="ce23" office:value-type="float" office:value="0.00521606156701319" calcext:value-type="float">
            <text:p>5.22E-03</text:p>
          </table:table-cell>
          <table:table-cell table:formula="of:=1/SQRT([.E9])" office:value-type="float" office:value="0.00260416666666667" calcext:value-type="float">
            <text:p>0.0026041667</text:p>
          </table:table-cell>
          <table:table-cell table:formula="of:=2*[.I16]" office:value-type="float" office:value="0.0104321231340264" calcext:value-type="float">
            <text:p>0.0104321231</text:p>
          </table:table-cell>
          <table:table-cell table:number-columns-repeated="13"/>
        </table:table-row>
        <table:table-row table:style-name="ro3">
          <table:table-cell table:style-name="ce3" table:formula="of:=[.$Q5]*[.$R5]*([.B$13]+1)*([.B$13]+1)" office:value-type="float" office:value="65536" calcext:value-type="float">
            <text:p>65,536</text:p>
          </table:table-cell>
          <table:table-cell table:style-name="ce9" table:formula="of:=2*ABS([.I25]-[.$I$36])" office:value-type="float" office:value="0.0000000394497301197533" calcext:value-type="float">
            <text:p>3.94E-8</text:p>
          </table:table-cell>
          <table:table-cell table:style-name="ce18" table:formula="of:=(LOG([.B17])-LOG([.B16]))/(LOG([.J25])-LOG([.J24]))" office:value-type="float" office:value="6.66756673867894" calcext:value-type="float">
            <text:p>6.7</text:p>
          </table:table-cell>
          <table:table-cell/>
          <table:table-cell table:style-name="ce3" table:formula="of:=[.$Q5]*[.$R5]*([.$F$13]+1)*([.$F$13]+1)" office:value-type="float" office:value="102400" calcext:value-type="float">
            <text:p>102,400</text:p>
          </table:table-cell>
          <table:table-cell table:style-name="ce9" table:formula="of:=2*ABS([.I35]-[.$I$36])" office:value-type="float" office:value="0.000000100039638899208" calcext:value-type="float">
            <text:p>1.00E-7</text:p>
          </table:table-cell>
          <table:table-cell table:style-name="ce18" table:formula="of:=(LOG([.F17])-LOG([.F16]))/(LOG([.J35])-LOG([.J34]))" office:value-type="float" office:value="1.6589338337619" calcext:value-type="float">
            <text:p>1.7</text:p>
          </table:table-cell>
          <table:table-cell table:style-name="ce8" office:value-type="string" calcext:value-type="string">
            <text:p>ref4</text:p>
          </table:table-cell>
          <table:table-cell table:style-name="ce23" office:value-type="float" office:value="0.00521626216778767" calcext:value-type="float">
            <text:p>5.22E-03</text:p>
          </table:table-cell>
          <table:table-cell table:formula="of:=1/SQRT([.E10])" office:value-type="float" office:value="0.00130208333333333" calcext:value-type="float">
            <text:p>0.0013020833</text:p>
          </table:table-cell>
          <table:table-cell table:formula="of:=2*[.I17]" office:value-type="float" office:value="0.0104325243355753" calcext:value-type="float">
            <text:p>0.0104325243</text:p>
          </table:table-cell>
          <table:table-cell table:number-columns-repeated="13"/>
        </table:table-row>
        <table:table-row table:style-name="ro3">
          <table:table-cell table:style-name="ce3" table:formula="of:=[.$Q6]*[.$R6]*([.B$13]+1)*([.B$13]+1)" office:value-type="float" office:value="262144" calcext:value-type="float">
            <text:p>262,144</text:p>
          </table:table-cell>
          <table:table-cell table:style-name="ce9" table:formula="of:=2*ABS([.I26]-[.$I$36])" office:value-type="float" office:value="0.0000000219900024595737" calcext:value-type="float">
            <text:p>2.20E-8</text:p>
          </table:table-cell>
          <table:table-cell table:style-name="ce18" table:formula="of:=(LOG([.B18])-LOG([.B17]))/(LOG([.J26])-LOG([.J25]))" office:value-type="float" office:value="0.843167665068124" calcext:value-type="float">
            <text:p>0.8</text:p>
          </table:table-cell>
          <table:table-cell/>
          <table:table-cell table:style-name="ce3" table:formula="of:=[.$Q6]*[.$R6]*([.$F$13]+1)*([.$F$13]+1)" office:value-type="float" office:value="409600" calcext:value-type="float">
            <text:p>409,600</text:p>
          </table:table-cell>
          <table:table-cell table:style-name="ce9" table:formula="of:=2*ABS([.I36]-[.$I$36])" office:value-type="float" office:value="0" calcext:value-type="float">
            <text:p>0.00E+0</text:p>
          </table:table-cell>
          <table:table-cell table:style-name="ce18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14"/>
        </table:table-row>
        <table:table-row table:style-name="ro3">
          <table:table-cell table:style-name="ce3" table:formula="of:=[.$Q7]*[.$R7]*([.B$13]+1)*([.B$13]+1)" office:value-type="float" office:value="1048576" calcext:value-type="float">
            <text:p>1,048,576</text:p>
          </table:table-cell>
          <table:table-cell table:style-name="ce9"/>
          <table:table-cell table:style-name="ce18" table:formula="of:=(LOG([.B19])-LOG([.B18]))/(LOG([.J27])-LOG([.J26]))" office:value-type="string" office:string-value="" calcext:value-type="error">
            <text:p>Err:502</text:p>
          </table:table-cell>
          <table:table-cell/>
          <table:table-cell table:style-name="ce3" table:formula="of:=[.$Q7]*[.$R7]*([.$F$13]+1)*([.$F$13]+1)" office:value-type="float" office:value="1638400" calcext:value-type="float">
            <text:p>1,638,400</text:p>
          </table:table-cell>
          <table:table-cell table:style-name="ce9"/>
          <table:table-cell table:style-name="ce18"/>
          <table:table-cell table:style-name="ce8"/>
          <table:table-cell table:number-columns-repeated="16"/>
        </table:table-row>
        <table:table-row table:style-name="ro3">
          <table:table-cell table:style-name="ce4" table:formula="of:=[.$Q8]*[.$R8]*([.B$13]+1)*([.B$13]+1)" office:value-type="float" office:value="4194304" calcext:value-type="float">
            <text:p>4,194,304</text:p>
          </table:table-cell>
          <table:table-cell table:style-name="ce9"/>
          <table:table-cell table:style-name="ce19" table:formula="of:=(LOG([.B20])-LOG([.B19]))/(LOG([.J28])-LOG([.J27]))" office:value-type="string" office:string-value="" calcext:value-type="error">
            <text:p>Err:502</text:p>
          </table:table-cell>
          <table:table-cell/>
          <table:table-cell table:style-name="ce4" table:formula="of:=[.$Q8]*[.$R8]*([.$F$13]+1)*([.$F$13]+1)" office:value-type="float" office:value="6553600" calcext:value-type="float">
            <text:p>6,553,600</text:p>
          </table:table-cell>
          <table:table-cell table:style-name="ce9"/>
          <table:table-cell table:style-name="ce19"/>
          <table:table-cell table:style-name="ce22"/>
          <table:table-cell table:number-columns-repeated="16"/>
        </table:table-row>
        <table:table-row table:style-name="ro2">
          <table:table-cell table:number-columns-repeated="7"/>
          <table:table-cell table:style-name="ce8"/>
          <table:table-cell office:value-type="string" calcext:value-type="string">
            <text:p>DG P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3" office:value-type="float" office:value="0.00541971639185096" calcext:value-type="float">
            <text:p>5.42E-03</text:p>
          </table:table-cell>
          <table:table-cell table:formula="of:=1/SQRT([.A15])" office:value-type="float" office:value="0.015625" calcext:value-type="float">
            <text:p>0.015625</text:p>
          </table:table-cell>
          <table:table-cell table:formula="of:=2*[.I23]" office:value-type="float" office:value="0.0108394327837019" calcext:value-type="float">
            <text:p>0.0108394328</text:p>
          </table:table-cell>
          <table:table-cell/>
          <table:table-cell office:value-type="string" calcext:value-type="string">
            <text:p>Slope 6</text:p>
          </table:table-cell>
          <table:table-cell table:formula="of:=[.J23]*[.N21]" office:value-type="float" office:value="0.015625" calcext:value-type="float">
            <text:p>0.015625</text:p>
          </table:table-cell>
          <table:table-cell table:style-name="ce5" table:formula="of:=[.B15]" office:value-type="float" office:value="0.00040687615996182" calcext:value-type="float">
            <text:p>4.07E-004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1</text:p>
          </table:table-cell>
          <table:table-cell table:style-name="ce23" office:value-type="float" office:value="0.0052142731398898" calcext:value-type="float">
            <text:p>5.21E-03</text:p>
          </table:table-cell>
          <table:table-cell table:formula="of:=1/SQRT([.A16])" office:value-type="float" office:value="0.0078125" calcext:value-type="float">
            <text:p>0.0078125</text:p>
          </table:table-cell>
          <table:table-cell table:formula="of:=2*[.I24]" office:value-type="float" office:value="0.0104285462797796" calcext:value-type="float">
            <text:p>0.010428546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26]*[.N21]" office:value-type="float" office:value="0.001953125" calcext:value-type="float">
            <text:p>0.001953125</text:p>
          </table:table-cell>
          <table:table-cell table:formula="of:=10^(LOG([.O23])+[.M24]*(LOG([.N24])-LOG([.N23])))" office:value-type="float" office:value="0.00000000155210937485436" calcext:value-type="float">
            <text:p>1.55210937485436E-09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2</text:p>
          </table:table-cell>
          <table:table-cell table:style-name="ce23" office:value-type="float" office:value="0.00521629803673511" calcext:value-type="float">
            <text:p>5.22E-03</text:p>
          </table:table-cell>
          <table:table-cell table:formula="of:=1/SQRT([.A17])" office:value-type="float" office:value="0.00390625" calcext:value-type="float">
            <text:p>0.00390625</text:p>
          </table:table-cell>
          <table:table-cell table:formula="of:=2*[.I25]" office:value-type="float" office:value="0.0104325960734702" calcext:value-type="float">
            <text:p>0.0104325961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3</text:p>
          </table:table-cell>
          <table:table-cell table:style-name="ce23" office:value-type="float" office:value="0.00521628930687128" calcext:value-type="float">
            <text:p>5.22E-03</text:p>
          </table:table-cell>
          <table:table-cell table:formula="of:=1/SQRT([.A18])" office:value-type="float" office:value="0.001953125" calcext:value-type="float">
            <text:p>0.001953125</text:p>
          </table:table-cell>
          <table:table-cell table:formula="of:=2*[.I26]" office:value-type="float" office:value="0.0104325786137426" calcext:value-type="float">
            <text:p>0.0104325786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8" office:value-type="string" calcext:value-type="string">
            <text:p>ref4</text:p>
          </table:table-cell>
          <table:table-cell table:style-name="ce24"/>
          <table:table-cell table:formula="of:=1/SQRT([.A19])" office:value-type="float" office:value="0.0009765625" calcext:value-type="float">
            <text:p>0.0009765625</text:p>
          </table:table-cell>
          <table:table-cell table:formula="of:=2*[.I27]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14"/>
        </table:table-row>
        <table:table-row table:style-name="ro2">
          <table:table-cell table:style-name="ce5"/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3">
          <table:table-cell table:number-columns-repeated="8"/>
          <table:table-cell office:value-type="string" calcext:value-type="string">
            <text:p>DG P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3" office:value-type="float" office:value="0.00523075727726026" calcext:value-type="float">
            <text:p>5.23E-03</text:p>
          </table:table-cell>
          <table:table-cell table:formula="of:=1/SQRT([.E15])" office:value-type="float" office:value="0.0125" calcext:value-type="float">
            <text:p>0.0125</text:p>
          </table:table-cell>
          <table:table-cell table:formula="of:=2*[.I33]" office:value-type="float" office:value="0.0104615145545205" calcext:value-type="float">
            <text:p>0.0104615146</text:p>
          </table:table-cell>
          <table:table-cell/>
          <table:table-cell office:value-type="string" calcext:value-type="string">
            <text:p>Slope 8</text:p>
          </table:table-cell>
          <table:table-cell table:formula="of:=[.J33]*[.N31]" office:value-type="float" office:value="0.0125" calcext:value-type="float">
            <text:p>0.0125</text:p>
          </table:table-cell>
          <table:table-cell table:style-name="ce5" table:formula="of:=[.F15]" office:value-type="float" office:value="0.0000289579307804193" calcext:value-type="float">
            <text:p>2.90E-005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1</text:p>
          </table:table-cell>
          <table:table-cell table:style-name="ce23" office:value-type="float" office:value="0.00521612035774778" calcext:value-type="float">
            <text:p>5.22E-03</text:p>
          </table:table-cell>
          <table:table-cell table:formula="of:=1/SQRT([.E16])" office:value-type="float" office:value="0.00625" calcext:value-type="float">
            <text:p>0.00625</text:p>
          </table:table-cell>
          <table:table-cell table:formula="of:=2*[.I34]" office:value-type="float" office:value="0.0104322407154956" calcext:value-type="float">
            <text:p>0.010432240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35]*[.N31]" office:value-type="float" office:value="0.003125" calcext:value-type="float">
            <text:p>0.003125</text:p>
          </table:table-cell>
          <table:table-cell table:formula="of:=10^(LOG([.O33])+[.M34]*(LOG([.N34])-LOG([.N33])))" office:value-type="float" office:value="0.000000000441862957464893" calcext:value-type="float">
            <text:p>4.41862957464893E-1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2</text:p>
          </table:table-cell>
          <table:table-cell table:style-name="ce23" office:value-type="float" office:value="0.0052163283316895" calcext:value-type="float">
            <text:p>5.22E-03</text:p>
          </table:table-cell>
          <table:table-cell table:formula="of:=1/SQRT([.E17])" office:value-type="float" office:value="0.003125" calcext:value-type="float">
            <text:p>0.003125</text:p>
          </table:table-cell>
          <table:table-cell table:formula="of:=2*[.I35]" office:value-type="float" office:value="0.010432656663379" calcext:value-type="float">
            <text:p>0.0104326567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3</text:p>
          </table:table-cell>
          <table:table-cell table:style-name="ce23" office:value-type="float" office:value="0.00521627831187005" calcext:value-type="float">
            <text:p>5.22E-03</text:p>
          </table:table-cell>
          <table:table-cell table:formula="of:=1/SQRT([.E18])" office:value-type="float" office:value="0.0015625" calcext:value-type="float">
            <text:p>0.0015625</text:p>
          </table:table-cell>
          <table:table-cell table:style-name="ce26" table:formula="of:=2*[.I36]" office:value-type="float" office:value="0.0104325566237401" calcext:value-type="float">
            <text:p>0.0104325566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4</text:p>
          </table:table-cell>
          <table:table-cell table:style-name="ce25"/>
          <table:table-cell table:formula="of:=1/SQRT([.E19])" office:value-type="float" office:value="0.00078125" calcext:value-type="float">
            <text:p>0.00078125</text:p>
          </table:table-cell>
          <table:table-cell table:formula="of:=2*[.I37]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E20])" office:value-type="float" office:value="0.000390625" calcext:value-type="float">
            <text:p>0.000390625</text:p>
          </table:table-cell>
          <table:table-cell table:number-columns-repeated="14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8"/>
          <table:table-cell table:style-name="ce5"/>
          <table:table-cell table:number-columns-repeated="15"/>
        </table:table-row>
        <table:table-row table:style-name="ro2" table:number-rows-repeated="11">
          <table:table-cell table:number-columns-repeated="24"/>
        </table:table-row>
        <table:table-row table:style-name="ro2">
          <table:table-cell office:value-type="string" calcext:value-type="string">
            <text:p>Fluen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0" office:value-type="string" calcext:value-type="string">
            <text:p>Slope</text:p>
          </table:table-cell>
          <table:table-cell table:number-columns-repeated="19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11125408" calcext:value-type="float">
            <text:p>0.11125408</text:p>
          </table:table-cell>
          <table:table-cell table:formula="of:=1/SQRT([.A54])" office:value-type="float" office:value="0.0441941738241592" calcext:value-type="float">
            <text:p>0.0441941738</text:p>
          </table:table-cell>
          <table:table-cell table:formula="of:=ABS([.B54]-[.$K$37])" office:value-type="float" office:value="0.11125408" calcext:value-type="float">
            <text:p>0.11125408</text:p>
          </table:table-cell>
          <table:table-cell table:style-name="ce21"/>
          <table:table-cell table:number-columns-repeated="19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0.027802493" calcext:value-type="float">
            <text:p>0.027802493</text:p>
          </table:table-cell>
          <table:table-cell table:formula="of:=1/SQRT([.A55])" office:value-type="float" office:value="0.0220970869120796" calcext:value-type="float">
            <text:p>0.0220970869</text:p>
          </table:table-cell>
          <table:table-cell table:formula="of:=ABS([.B55]-[.$K$37])" office:value-type="float" office:value="0.027802493" calcext:value-type="float">
            <text:p>0.027802493</text:p>
          </table:table-cell>
          <table:table-cell table:style-name="ce21" table:formula="of:=(LOG([.D55])-LOG([.D54]))/(LOG([.C55])-LOG([.C54]))" office:value-type="float" office:value="2.00057208697877" calcext:value-type="float">
            <text:p>2.0</text:p>
          </table:table-cell>
          <table:table-cell table:number-columns-repeated="19"/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0.011045528" calcext:value-type="float">
            <text:p>0.011045528</text:p>
          </table:table-cell>
          <table:table-cell table:formula="of:=1/SQRT([.A56])" office:value-type="float" office:value="0.0055242717280199" calcext:value-type="float">
            <text:p>0.0055242717</text:p>
          </table:table-cell>
          <table:table-cell table:formula="of:=ABS([.B56]-[.$K$37])" office:value-type="float" office:value="0.011045528" calcext:value-type="float">
            <text:p>0.011045528</text:p>
          </table:table-cell>
          <table:table-cell table:style-name="ce21" table:formula="of:=(LOG([.D56])-LOG([.D55]))/(LOG([.C56])-LOG([.C55]))" office:value-type="float" office:value="0.665875934187108" calcext:value-type="float">
            <text:p>0.7</text:p>
          </table:table-cell>
          <table:table-cell table:number-columns-repeated="19"/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0.010691808" calcext:value-type="float">
            <text:p>0.010691808</text:p>
          </table:table-cell>
          <table:table-cell table:formula="of:=1/SQRT([.A57])" office:value-type="float" office:value="0.00276213586400995" calcext:value-type="float">
            <text:p>0.0027621359</text:p>
          </table:table-cell>
          <table:table-cell table:formula="of:=ABS([.B57]-[.$K$37])" office:value-type="float" office:value="0.010691808" calcext:value-type="float">
            <text:p>0.010691808</text:p>
          </table:table-cell>
          <table:table-cell table:style-name="ce21" table:formula="of:=(LOG([.D57])-LOG([.D56]))/(LOG([.C57])-LOG([.C56]))" office:value-type="float" office:value="0.0469565487887315" calcext:value-type="float">
            <text:p>0.0</text:p>
          </table:table-cell>
          <table:table-cell table:number-columns-repeated="19"/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10650018" calcext:value-type="float">
            <text:p>0.010650018</text:p>
          </table:table-cell>
          <table:table-cell table:formula="of:=1/SQRT([.A58])" office:value-type="float" office:value="0.00138106793200498" calcext:value-type="float">
            <text:p>0.0013810679</text:p>
          </table:table-cell>
          <table:table-cell table:formula="of:=ABS([.B58]-[.$K$37])" office:value-type="float" office:value="0.010650018" calcext:value-type="float">
            <text:p>0.010650018</text:p>
          </table:table-cell>
          <table:table-cell table:style-name="ce21" table:formula="of:=(LOG([.D58])-LOG([.D57]))/(LOG([.C58])-LOG([.C57]))" office:value-type="float" office:value="0.00564996667249177" calcext:value-type="float">
            <text:p>0.0</text:p>
          </table:table-cell>
          <table:table-cell table:number-columns-repeated="19"/>
        </table:table-row>
        <table:table-row table:style-name="ro3" table:number-rows-repeated="2">
          <table:table-cell table:number-columns-repeated="24"/>
        </table:table-row>
        <table:table-row table:style-name="ro1">
          <table:table-cell table:style-name="ce6" office:value-type="string" calcext:value-type="string">
            <text:p>ANSLib P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0" office:value-type="string" calcext:value-type="string">
            <text:p>Slope</text:p>
          </table:table-cell>
          <table:table-cell table:number-columns-repeated="19"/>
        </table:table-row>
        <table:table-row table:style-name="ro3">
          <table:table-cell office:value-type="float" office:value="12288" calcext:value-type="float">
            <text:p>12288</text:p>
          </table:table-cell>
          <table:table-cell table:style-name="ce10" table:formula="of:=0.012128519777983+0.00884032141085214" office:value-type="float" office:value="0.0209688411888352" calcext:value-type="float">
            <text:p>2.10E-002</text:p>
          </table:table-cell>
          <table:table-cell table:formula="of:=1/SQRT([.A63])" office:value-type="float" office:value="0.0090210979560879" calcext:value-type="float">
            <text:p>0.009021098</text:p>
          </table:table-cell>
          <table:table-cell table:style-name="ce5" table:formula="of:=ABS([.B63]-[.$K$36])" office:value-type="float" office:value="0.0105362845650951" calcext:value-type="float">
            <text:p>1.05E-002</text:p>
          </table:table-cell>
          <table:table-cell table:style-name="ce21"/>
          <table:table-cell table:number-columns-repeated="19"/>
        </table:table-row>
        <table:table-row table:style-name="ro3">
          <table:table-cell office:value-type="float" office:value="49152" calcext:value-type="float">
            <text:p>49152</text:p>
          </table:table-cell>
          <table:table-cell table:style-name="ce5" table:formula="of:=0.00391367589306244+0.00823446476335329" office:value-type="float" office:value="0.0121481406564157" calcext:value-type="float">
            <text:p>1.21E-002</text:p>
          </table:table-cell>
          <table:table-cell table:formula="of:=1/SQRT([.A64])" office:value-type="float" office:value="0.00451054897804395" calcext:value-type="float">
            <text:p>0.004510549</text:p>
          </table:table-cell>
          <table:table-cell table:style-name="ce5" table:formula="of:=ABS([.B64]-[.$K$36])" office:value-type="float" office:value="0.00171558403267564" calcext:value-type="float">
            <text:p>1.72E-003</text:p>
          </table:table-cell>
          <table:table-cell table:style-name="ce21" table:formula="of:=(LOG([.D64])-LOG([.D63]))/(LOG([.C64])-LOG([.C63]))" office:value-type="float" office:value="2.61859451691873" calcext:value-type="float">
            <text:p>2.6</text:p>
          </table:table-cell>
          <table:table-cell table:number-columns-repeated="19"/>
        </table:table-row>
        <table:table-row table:style-name="ro3">
          <table:table-cell office:value-type="float" office:value="196608" calcext:value-type="float">
            <text:p>196608</text:p>
          </table:table-cell>
          <table:table-cell table:style-name="ce5" table:formula="of:=0.00231896662666034+0.00834033218289216" office:value-type="float" office:value="0.0106592988095525" calcext:value-type="float">
            <text:p>1.07E-002</text:p>
          </table:table-cell>
          <table:table-cell table:formula="of:=1/SQRT([.A65])" office:value-type="float" office:value="0.00225527448902198" calcext:value-type="float">
            <text:p>0.0022552745</text:p>
          </table:table-cell>
          <table:table-cell table:style-name="ce5" table:formula="of:=ABS([.B65]-[.$K$36])" office:value-type="float" office:value="0.000226742185812402" calcext:value-type="float">
            <text:p>2.27E-004</text:p>
          </table:table-cell>
          <table:table-cell table:style-name="ce21" table:formula="of:=(LOG([.D65])-LOG([.D64]))/(LOG([.C65])-LOG([.C64]))" office:value-type="float" office:value="2.91957505635877" calcext:value-type="float">
            <text:p>2.9</text:p>
          </table:table-cell>
          <table:table-cell table:number-columns-repeated="19"/>
        </table:table-row>
        <table:table-row table:style-name="ro3">
          <table:table-cell/>
          <table:table-cell table:style-name="ce5"/>
          <table:table-cell/>
          <table:table-cell table:style-name="ce5"/>
          <table:table-cell table:style-name="ce21"/>
          <table:table-cell table:number-columns-repeated="19"/>
        </table:table-row>
        <table:table-row table:style-name="ro1">
          <table:table-cell table:style-name="ce6" office:value-type="string" calcext:value-type="string">
            <text:p>ANSLib P2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0" office:value-type="string" calcext:value-type="string">
            <text:p>Slope</text:p>
          </table:table-cell>
          <table:table-cell table:number-columns-repeated="19"/>
        </table:table-row>
        <table:table-row table:style-name="ro3">
          <table:table-cell office:value-type="float" office:value="12288" calcext:value-type="float">
            <text:p>12288</text:p>
          </table:table-cell>
          <table:table-cell table:style-name="ce10" table:formula="of:=0.000991955607564333+0.0113438858062578" office:value-type="float" office:value="0.0123358414138221" calcext:value-type="float">
            <text:p>1.23E-002</text:p>
          </table:table-cell>
          <table:table-cell table:formula="of:=1/SQRT([.A69])" office:value-type="float" office:value="0.0090210979560879" calcext:value-type="float">
            <text:p>0.009021098</text:p>
          </table:table-cell>
          <table:table-cell table:style-name="ce5" table:formula="of:=ABS([.B69]-[.$K$36])" office:value-type="float" office:value="0.00190328479008204" calcext:value-type="float">
            <text:p>1.90E-003</text:p>
          </table:table-cell>
          <table:table-cell table:style-name="ce21"/>
          <table:table-cell table:number-columns-repeated="19"/>
        </table:table-row>
        <table:table-row table:style-name="ro3">
          <table:table-cell office:value-type="float" office:value="49152" calcext:value-type="float">
            <text:p>49152</text:p>
          </table:table-cell>
          <table:table-cell table:style-name="ce5" table:formula="of:=0.00193839671587825+0.00853676650211368" office:value-type="float" office:value="0.0104751632179919" calcext:value-type="float">
            <text:p>1.05E-002</text:p>
          </table:table-cell>
          <table:table-cell table:formula="of:=1/SQRT([.A70])" office:value-type="float" office:value="0.00451054897804395" calcext:value-type="float">
            <text:p>0.004510549</text:p>
          </table:table-cell>
          <table:table-cell table:style-name="ce5" table:formula="of:=ABS([.B70]-[.$K$36])" office:value-type="float" office:value="0.0000426065942518306" calcext:value-type="float">
            <text:p>4.26E-005</text:p>
          </table:table-cell>
          <table:table-cell table:style-name="ce21" table:formula="of:=(LOG([.D70])-LOG([.D69]))/(LOG([.C70])-LOG([.C69]))" office:value-type="float" office:value="5.48127090456104" calcext:value-type="float">
            <text:p>5.5</text:p>
          </table:table-cell>
          <table:table-cell table:number-columns-repeated="19"/>
        </table:table-row>
        <table:table-row table:style-name="ro3">
          <table:table-cell office:value-type="float" office:value="196608" calcext:value-type="float">
            <text:p>196608</text:p>
          </table:table-cell>
          <table:table-cell table:style-name="ce11" table:formula="of:=0.00217507806114037+0.00828654700974556" office:value-type="float" office:value="0.0104616250708859" calcext:value-type="float">
            <text:p>0.0104616251</text:p>
          </table:table-cell>
          <table:table-cell table:formula="of:=1/SQRT([.A71])" office:value-type="float" office:value="0.00225527448902198" calcext:value-type="float">
            <text:p>0.0022552745</text:p>
          </table:table-cell>
          <table:table-cell table:style-name="ce5" table:formula="of:=ABS([.B71]-[.$K$36])" office:value-type="float" office:value="0.0000290684471458361" calcext:value-type="float">
            <text:p>2.91E-005</text:p>
          </table:table-cell>
          <table:table-cell table:style-name="ce21" table:formula="of:=(LOG([.D71])-LOG([.D70]))/(LOG([.C71])-LOG([.C70]))" office:value-type="float" office:value="0.55162273074932" calcext:value-type="float">
            <text:p>0.6</text:p>
          </table:table-cell>
          <table:table-cell table:number-columns-repeated="19"/>
        </table:table-row>
        <table:table-row table:style-name="ro3">
          <table:table-cell table:number-columns-repeated="24"/>
        </table:table-row>
        <table:table-row table:style-name="ro3">
          <table:table-cell office:value-type="string" calcext:value-type="string">
            <text:p>COFFE Tri P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0" office:value-type="string" calcext:value-type="string">
            <text:p>Slope</text:p>
          </table:table-cell>
          <table:table-cell table:number-columns-repeated="19"/>
        </table:table-row>
        <table:table-row table:style-name="ro3">
          <table:table-cell office:value-type="float" office:value="2128" calcext:value-type="float">
            <text:p>2128</text:p>
          </table:table-cell>
          <table:table-cell table:style-name="ce12" office:value-type="float" office:value="0.0176729999724522" calcext:value-type="float">
            <text:p>1.77E-02</text:p>
          </table:table-cell>
          <table:table-cell table:formula="of:=1/SQRT([.A75])" office:value-type="float" office:value="0.021677749238103" calcext:value-type="float">
            <text:p>0.0216777492</text:p>
          </table:table-cell>
          <table:table-cell table:style-name="ce5" table:formula="of:=ABS([.B75]-[.$K$36])" office:value-type="float" office:value="0.00724044334871207" calcext:value-type="float">
            <text:p>7.24E-003</text:p>
          </table:table-cell>
          <table:table-cell table:style-name="ce21"/>
          <table:table-cell table:number-columns-repeated="19"/>
        </table:table-row>
        <table:table-row table:style-name="ro3">
          <table:table-cell office:value-type="float" office:value="8352" calcext:value-type="float">
            <text:p>8352</text:p>
          </table:table-cell>
          <table:table-cell table:style-name="ce12" office:value-type="float" office:value="0.0113629696073018" calcext:value-type="float">
            <text:p>1.14E-02</text:p>
          </table:table-cell>
          <table:table-cell table:formula="of:=1/SQRT([.A76])" office:value-type="float" office:value="0.0109422027383102" calcext:value-type="float">
            <text:p>0.0109422027</text:p>
          </table:table-cell>
          <table:table-cell table:style-name="ce5" table:formula="of:=ABS([.B76]-[.$K$36])" office:value-type="float" office:value="0.00093041298356172" calcext:value-type="float">
            <text:p>9.30E-004</text:p>
          </table:table-cell>
          <table:table-cell table:style-name="ce21" table:formula="of:=(LOG([.D76])-LOG([.D75]))/(LOG([.C76])-LOG([.C75]))" office:value-type="float" office:value="3.0012162113275" calcext:value-type="float">
            <text:p>3.0</text:p>
          </table:table-cell>
          <table:table-cell table:number-columns-repeated="19"/>
        </table:table-row>
        <table:table-row table:style-name="ro3">
          <table:table-cell office:value-type="float" office:value="33088" calcext:value-type="float">
            <text:p>33088</text:p>
          </table:table-cell>
          <table:table-cell table:style-name="ce12" office:value-type="float" office:value="0.0105318665928025" calcext:value-type="float">
            <text:p>1.05E-02</text:p>
          </table:table-cell>
          <table:table-cell table:formula="of:=1/SQRT([.A77])" office:value-type="float" office:value="0.00549749371416928" calcext:value-type="float">
            <text:p>0.0054974937</text:p>
          </table:table-cell>
          <table:table-cell table:style-name="ce5" table:formula="of:=ABS([.B77]-[.$K$36])" office:value-type="float" office:value="0.0000993099690624107" calcext:value-type="float">
            <text:p>9.93E-005</text:p>
          </table:table-cell>
          <table:table-cell table:style-name="ce21" table:formula="of:=(LOG([.D77])-LOG([.D76]))/(LOG([.C77])-LOG([.C76]))" office:value-type="float" office:value="3.25042772635835" calcext:value-type="float">
            <text:p>3.3</text:p>
          </table:table-cell>
          <table:table-cell table:number-columns-repeated="19"/>
        </table:table-row>
        <table:table-row table:style-name="ro3">
          <table:table-cell office:value-type="float" office:value="131712" calcext:value-type="float">
            <text:p>131712</text:p>
          </table:table-cell>
          <table:table-cell table:style-name="ce12" office:value-type="float" office:value="0.0104545204664752" calcext:value-type="float">
            <text:p>1.05E-02</text:p>
          </table:table-cell>
          <table:table-cell table:formula="of:=1/SQRT([.A78])" office:value-type="float" office:value="0.00275541696360878" calcext:value-type="float">
            <text:p>0.002755417</text:p>
          </table:table-cell>
          <table:table-cell table:style-name="ce5" table:formula="of:=ABS([.B78]-[.$K$36])" office:value-type="float" office:value="0.0000219638427351194" calcext:value-type="float">
            <text:p>2.20E-005</text:p>
          </table:table-cell>
          <table:table-cell table:style-name="ce21" table:formula="of:=(LOG([.D78])-LOG([.D77]))/(LOG([.C78])-LOG([.C77]))" office:value-type="float" office:value="2.18444619934119" calcext:value-type="float">
            <text:p>2.2</text:p>
          </table:table-cell>
          <table:table-cell table:number-columns-repeated="19"/>
        </table:table-row>
        <table:table-row table:style-name="ro3">
          <table:table-cell/>
          <table:table-cell table:style-name="ce12"/>
          <table:table-cell/>
          <table:table-cell table:style-name="ce5"/>
          <table:table-cell table:style-name="ce21"/>
          <table:table-cell table:number-columns-repeated="19"/>
        </table:table-row>
        <table:table-row table:style-name="ro3">
          <table:table-cell office:value-type="string" calcext:value-type="string">
            <text:p>Star CCM P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0" office:value-type="string" calcext:value-type="string">
            <text:p>Slope</text:p>
          </table:table-cell>
          <table:table-cell table:number-columns-repeated="19"/>
        </table:table-row>
        <table:table-row table:style-name="ro4">
          <table:table-cell office:value-type="float" office:value="8352" calcext:value-type="float">
            <text:p>8352</text:p>
          </table:table-cell>
          <table:table-cell table:style-name="ce13" office:value-type="float" office:value="0.0353667537007662" calcext:value-type="float">
            <text:p>0.0353667537</text:p>
          </table:table-cell>
          <table:table-cell table:formula="of:=1/SQRT([.A82])" office:value-type="float" office:value="0.0109422027383102" calcext:value-type="float">
            <text:p>0.0109422027</text:p>
          </table:table-cell>
          <table:table-cell table:style-name="ce5" table:formula="of:=ABS([.B82]-[.$K$36])" office:value-type="float" office:value="0.0249341970770261" calcext:value-type="float">
            <text:p>2.49E-002</text:p>
          </table:table-cell>
          <table:table-cell table:style-name="ce21"/>
          <table:table-cell table:number-columns-repeated="19"/>
        </table:table-row>
        <table:table-row table:style-name="ro4">
          <table:table-cell office:value-type="float" office:value="32768" calcext:value-type="float">
            <text:p>32768</text:p>
          </table:table-cell>
          <table:table-cell table:style-name="ce13" office:value-type="float" office:value="0.0109200663487284" calcext:value-type="float">
            <text:p>0.0109200663</text:p>
          </table:table-cell>
          <table:table-cell table:formula="of:=1/SQRT([.A83])" office:value-type="float" office:value="0.0055242717280199" calcext:value-type="float">
            <text:p>0.0055242717</text:p>
          </table:table-cell>
          <table:table-cell table:style-name="ce5" table:formula="of:=ABS([.B83]-[.$K$36])" office:value-type="float" office:value="0.000487509724988341" calcext:value-type="float">
            <text:p>4.88E-004</text:p>
          </table:table-cell>
          <table:table-cell table:style-name="ce21" table:formula="of:=(LOG([.D83])-LOG([.D82]))/(LOG([.C83])-LOG([.C82]))" office:value-type="float" office:value="5.75687662757934" calcext:value-type="float">
            <text:p>5.8</text:p>
          </table:table-cell>
          <table:table-cell table:number-columns-repeated="19"/>
        </table:table-row>
        <table:table-row table:style-name="ro4">
          <table:table-cell office:value-type="float" office:value="131712" calcext:value-type="float">
            <text:p>131712</text:p>
          </table:table-cell>
          <table:table-cell table:style-name="ce13" office:value-type="float" office:value="0.0102645414078933" calcext:value-type="float">
            <text:p>0.0102645414</text:p>
          </table:table-cell>
          <table:table-cell table:formula="of:=1/SQRT([.A84])" office:value-type="float" office:value="0.00275541696360878" calcext:value-type="float">
            <text:p>0.002755417</text:p>
          </table:table-cell>
          <table:table-cell table:style-name="ce5" table:formula="of:=ABS([.B84]-[.$K$36])" office:value-type="float" office:value="0.000168015215846839" calcext:value-type="float">
            <text:p>1.68E-004</text:p>
          </table:table-cell>
          <table:table-cell table:style-name="ce21" table:formula="of:=(LOG([.D84])-LOG([.D83]))/(LOG([.C84])-LOG([.C83]))" office:value-type="float" office:value="1.53145812324989" calcext:value-type="float">
            <text:p>1.5</text:p>
          </table:table-cell>
          <table:table-cell table:number-columns-repeated="19"/>
        </table:table-row>
        <table:table-row table:style-name="ro3">
          <table:table-cell table:number-columns-repeated="2"/>
          <table:table-cell table:style-name="ce12"/>
          <table:table-cell table:number-columns-repeated="21"/>
        </table:table-row>
        <table:table-row table:style-name="ro3">
          <table:table-cell table:number-columns-repeated="2"/>
          <table:table-cell table:style-name="ce12"/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Arial1" svg:font-family="Arial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5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2:53:58.657490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5-24T14:11:11.017564959</dc:date>
    <meta:editing-duration>P25DT1H5M3S</meta:editing-duration>
    <meta:editing-cycles>98</meta:editing-cycles>
    <meta:generator>LibreOffice/5.0.6.2$Linux_X86_64 LibreOffice_project/00m0$Build-2</meta:generator>
    <meta:document-statistic meta:table-count="3" meta:cell-count="3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maximum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6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606cm" svg:y="0.346cm" chart:style-name="ch2">
          <text:p>RANS SA</text:p>
        </chart:title>
        <chart:legend chart:legend-position="end" svg:x="11.823cm" svg:y="2.234cm" style:legend-expansion="high" chart:style-name="ch3"/>
        <chart:plot-area chart:style-name="ch4" table:cell-range-address="Sheet1.F15:Sheet1.F17 Sheet1.C54:Sheet1.D58 Sheet1.A52:Sheet1.A52 Sheet1.A73:Sheet1.A73 Sheet1.D75:Sheet1.D78 Sheet1.A61:Sheet1.A61 Sheet1.D63:Sheet1.D65 Sheet1.A67:Sheet1.A67 Sheet1.D69:Sheet1.D71 Sheet1.I1:Sheet1.I1 Sheet1.B6:Sheet1.B11 Sheet1.I11:Sheet1.I11 Sheet1.F6:Sheet1.F11 Sheet1.I21:Sheet1.I21 Sheet1.B15:Sheet1.B20 Sheet1.I31:Sheet1.I31 Sheet1.M3:Sheet1.M3 Sheet1.O3:Sheet1.O4 Sheet1.M13:Sheet1.M13 Sheet1.O13:Sheet1.O14 Sheet1.M23:Sheet1.M23 Sheet1.O23:Sheet1.O24 Sheet1.M33:Sheet1.M33 Sheet1.O33:Sheet1.O34" chart:data-source-has-labels="both" svg:x="1.317cm" svg:y="1.361cm" svg:width="10.2cm" svg:height="7.992cm">
          <chartooo:coordinate-region svg:x="3.129cm" svg:y="1.56cm" svg:width="8.388cm" svg:height="7.146cm"/>
          <chart:axis chart:dimension="x" chart:name="primary-x" chart:style-name="ch5" chartooo:axis-type="auto">
            <chart:title svg:x="6.267cm" svg:y="9.563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6.01cm" chart:style-name="ch8">
              <text:p>Cd error</text:p>
            </chart:title>
            <chart:grid chart:style-name="ch9" chart:class="major"/>
          </chart:axis>
          <chart:series chart:style-name="ch10" chart:values-cell-range-address="Sheet1.D54:Sheet1.D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1" chart:values-cell-range-address="Sheet1.D75:Sheet1.D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2" chart:values-cell-range-address="Sheet1.D63:Sheet1.D65" chart:label-cell-address="Sheet1.A61:Sheet1.A61" chart:class="chart:scatter">
            <chart:domain table:cell-range-address="Sheet1.C63:Sheet1.C65"/>
            <chart:data-point chart:repeated="3"/>
          </chart:series>
          <chart:series chart:style-name="ch13" chart:values-cell-range-address="Sheet1.D69:Sheet1.D71" chart:label-cell-address="Sheet1.A67:Sheet1.A67" chart:class="chart:scatter">
            <chart:domain table:cell-range-address="Sheet1.C69:Sheet1.C71"/>
            <chart:data-point chart:repeated="3"/>
          </chart:series>
          <chart:series chart:style-name="ch14" chart:values-cell-range-address="Sheet1.B6:Sheet1.B11" chart:label-cell-address="Sheet1.I1:Sheet1.I1" chart:class="chart:scatter">
            <chart:domain table:cell-range-address="Sheet1.J3:Sheet1.J8"/>
            <chart:data-point chart:repeated="6"/>
          </chart:series>
          <chart:series chart:style-name="ch15" chart:values-cell-range-address="Sheet1.F6:Sheet1.F11" chart:label-cell-address="Sheet1.I11:Sheet1.I11" chart:class="chart:scatter">
            <chart:domain table:cell-range-address="Sheet1.J13:Sheet1.J18"/>
            <chart:data-point chart:repeated="6"/>
          </chart:series>
          <chart:series chart:style-name="ch16" chart:values-cell-range-address="Sheet1.B15:Sheet1.B20" chart:label-cell-address="Sheet1.I21:Sheet1.I21" chart:class="chart:scatter">
            <chart:domain table:cell-range-address="Sheet1.J23:Sheet1.J28"/>
            <chart:data-point chart:repeated="6"/>
          </chart:series>
          <chart:series chart:style-name="ch17" chart:values-cell-range-address="Sheet1.F15:Sheet1.F17" chart:label-cell-address="Sheet1.I31:Sheet1.I31" chart:class="chart:scatter">
            <chart:domain table:cell-range-address="Sheet1.J33:Sheet1.J37"/>
            <chart:data-point chart:repeated="5"/>
          </chart:series>
          <chart:series chart:style-name="ch18" chart:values-cell-range-address="Sheet1.O3:Sheet1.O4" chart:label-cell-address="Sheet1.M3:Sheet1.M3" chart:class="chart:scatter">
            <chart:domain table:cell-range-address="Sheet1.N3:Sheet1.N4"/>
            <chart:data-point chart:repeated="2"/>
          </chart:series>
          <chart:series chart:style-name="ch18" chart:values-cell-range-address="Sheet1.O13:Sheet1.O14" chart:label-cell-address="Sheet1.M13:Sheet1.M13" chart:class="chart:scatter">
            <chart:domain table:cell-range-address="Sheet1.N13:Sheet1.N14"/>
            <chart:data-point chart:repeated="2"/>
          </chart:series>
          <chart:series chart:style-name="ch18" chart:values-cell-range-address="Sheet1.O23:Sheet1.O24" chart:label-cell-address="Sheet1.M23:Sheet1.M23" chart:class="chart:scatter">
            <chart:domain table:cell-range-address="Sheet1.N23:Sheet1.N24"/>
            <chart:data-point chart:repeated="2"/>
          </chart:series>
          <chart:series chart:style-name="ch18" chart:values-cell-range-address="Sheet1.O33:Sheet1.O34" chart:label-cell-address="Sheet1.M33:Sheet1.M33" chart:class="chart:scatter">
            <chart:domain table:cell-range-address="Sheet1.N33:Sheet1.N34"/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 Tri P1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1:Sheet1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7:Sheet1.A6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193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11125408">
                <text:p>0.11125408</text:p>
                <draw:g>
                  <svg:desc>Sheet1.D54:Sheet1.D58</svg:desc>
                </draw:g>
              </table:table-cell>
              <table:table-cell office:value-type="float" office:value="0.021677749238103">
                <text:p>0.021677749238103</text:p>
                <draw:g>
                  <svg:desc>Sheet1.C75:Sheet1.C78</svg:desc>
                </draw:g>
              </table:table-cell>
              <table:table-cell office:value-type="float" office:value="0.00724044334871207">
                <text:p>0.00724044334871207</text:p>
                <draw:g>
                  <svg:desc>Sheet1.D75:Sheet1.D78</svg:desc>
                </draw:g>
              </table:table-cell>
              <table:table-cell office:value-type="float" office:value="0.0090210979560879">
                <text:p>0.0090210979560879</text:p>
                <draw:g>
                  <svg:desc>Sheet1.C63:Sheet1.C65</svg:desc>
                </draw:g>
              </table:table-cell>
              <table:table-cell office:value-type="float" office:value="0.0105362845650951">
                <text:p>0.0105362845650951</text:p>
                <draw:g>
                  <svg:desc>Sheet1.D63:Sheet1.D65</svg:desc>
                </draw:g>
              </table:table-cell>
              <table:table-cell office:value-type="float" office:value="0.0090210979560879">
                <text:p>0.0090210979560879</text:p>
                <draw:g>
                  <svg:desc>Sheet1.C69:Sheet1.C71</svg:desc>
                </draw:g>
              </table:table-cell>
              <table:table-cell office:value-type="float" office:value="0.00190328479008204">
                <text:p>0.00190328479008204</text:p>
                <draw:g>
                  <svg:desc>Sheet1.D69:Sheet1.D71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0146888822634819">
                <text:p>0.0146888822634819</text:p>
                <draw:g>
                  <svg:desc>Sheet1.B6:Sheet1.B11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0023094732485789">
                <text:p>0.0023094732485789</text:p>
                <draw:g>
                  <svg:desc>Sheet1.F6:Sheet1.F11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00040687615996182">
                <text:p>0.00040687615996182</text:p>
                <draw:g>
                  <svg:desc>Sheet1.B15:Sheet1.B20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0000289579307804193">
                <text:p>0.0000289579307804193</text:p>
                <draw:g>
                  <svg:desc>Sheet1.F15:Sheet1.F17</svg:desc>
                </draw:g>
              </table:table-cell>
              <table:table-cell office:value-type="float" office:value="0.03125">
                <text:p>0.03125</text:p>
                <draw:g>
                  <svg:desc>Sheet1.N3:Sheet1.N4</svg:desc>
                </draw:g>
              </table:table-cell>
              <table:table-cell office:value-type="float" office:value="0.0146888822634819">
                <text:p>0.0146888822634819</text:p>
                <draw:g>
                  <svg:desc>Sheet1.O3:Sheet1.O4</svg:desc>
                </draw:g>
              </table:table-cell>
              <table:table-cell office:value-type="float" office:value="0.0208333333333333">
                <text:p>0.0208333333333333</text:p>
                <draw:g>
                  <svg:desc>Sheet1.N13:Sheet1.N14</svg:desc>
                </draw:g>
              </table:table-cell>
              <table:table-cell office:value-type="float" office:value="0.0023094732485789">
                <text:p>0.0023094732485789</text:p>
                <draw:g>
                  <svg:desc>Sheet1.O13:Sheet1.O14</svg:desc>
                </draw:g>
              </table:table-cell>
              <table:table-cell office:value-type="float" office:value="0.015625">
                <text:p>0.015625</text:p>
                <draw:g>
                  <svg:desc>Sheet1.N23:Sheet1.N24</svg:desc>
                </draw:g>
              </table:table-cell>
              <table:table-cell office:value-type="float" office:value="0.00040687615996182">
                <text:p>0.00040687615996182</text:p>
                <draw:g>
                  <svg:desc>Sheet1.O23:Sheet1.O24</svg:desc>
                </draw:g>
              </table:table-cell>
              <table:table-cell office:value-type="float" office:value="0.0125">
                <text:p>0.0125</text:p>
                <draw:g>
                  <svg:desc>Sheet1.N33:Sheet1.N34</svg:desc>
                </draw:g>
              </table:table-cell>
              <table:table-cell office:value-type="float" office:value="0.0000289579307804193">
                <text:p>0.0000289579307804193</text:p>
                <draw:g>
                  <svg:desc>Sheet1.O33:Sheet1.O34</svg:desc>
                </draw:g>
              </table:table-cell>
            </table:table-row>
            <table:table-row>
              <table:table-cell office:value-type="float" office:value="0.000000315908244541072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7802493">
                <text:p>0.027802493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093041298356172">
                <text:p>0.00093041298356172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171558403267564">
                <text:p>0.00171558403267564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0426065942518306">
                <text:p>0.0000426065942518306</text:p>
              </table:table-cell>
              <table:table-cell office:value-type="float" office:value="0.015625">
                <text:p>0.015625</text:p>
              </table:table-cell>
              <table:table-cell office:value-type="float" office:value="0.0026865570854989">
                <text:p>0.0026865570854989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00482337949307601">
                <text:p>0.000048233794930760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00401034396050118">
                <text:p>0.00000401034396050118</text:p>
              </table:table-cell>
              <table:table-cell office:value-type="float" office:value="0.00625">
                <text:p>0.00625</text:p>
              </table:table-cell>
              <table:table-cell office:value-type="float" office:value="0.000000315908244541072">
                <text:p>0.000000315908244541072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0143446115854316">
                <text:p>0.0000143446115854316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0.000000002202485321597">
                <text:p>0.000000002202485321597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000155210937485436">
                <text:p>0.00000000155210937485436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00000441862957464893">
                <text:p>0.000000000441862957464893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1045528">
                <text:p>0.01104552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0993099690624107">
                <text:p>0.0000993099690624107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226742185812402">
                <text:p>0.000226742185812402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0290684471458361">
                <text:p>0.00002906844714583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238592289462599">
                <text:p>0.00023859228946259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000949064094530119">
                <text:p>0.00000949064094530119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000394497301197533">
                <text:p>0.0000000394497301197533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00100039638899208">
                <text:p>0.00000010003963889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691808">
                <text:p>0.01069180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19638427351194">
                <text:p>0.000021963842735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288471183974796">
                <text:p>0.0000288471183974796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000004334897137203">
                <text:p>0.0000004334897137203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00219900024595737">
                <text:p>0.0000000219900024595737</text:p>
              </table:table-cell>
              <table:table-cell office:value-type="float" office:value="0.0015625">
                <text:p>0.0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50018">
                <text:p>0.01065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253594330018002">
                <text:p>0.0000253594330018002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000000322881647599194">
                <text:p>0.0000000322881647599194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78125">
                <text:p>0.0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1" chart:maximum="0.01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606cm" svg:y="0.346cm" chart:style-name="ch2">
          <text:p>RANS SA</text:p>
        </chart:title>
        <chart:legend chart:legend-position="end" svg:x="11.823cm" svg:y="2.981cm" style:legend-expansion="high" chart:style-name="ch3"/>
        <chart:plot-area chart:style-name="ch4" table:cell-range-address="Sheet1.F15:Sheet1.F17 Sheet1.B54:Sheet1.C58 Sheet1.A52:Sheet1.A52 Sheet1.A80:Sheet1.A80 Sheet1.B82:Sheet1.B84 Sheet1.A61:Sheet1.A61 Sheet1.B63:Sheet1.B65 Sheet1.A67:Sheet1.A67 Sheet1.B69:Sheet1.B71 Sheet1.A73:Sheet1.A73 Sheet1.B75:Sheet1.B78 Sheet1.I1:Sheet1.I1 Sheet1.K3:Sheet1.K8 Sheet1.I11:Sheet1.I11 Sheet1.K13:Sheet1.K18 Sheet1.I21:Sheet1.I21 Sheet1.K23:Sheet1.K26 Sheet1.I31:Sheet1.I31 Sheet1.K33:Sheet1.K36" chart:data-source-has-labels="both" svg:x="1.317cm" svg:y="1.361cm" svg:width="10.2cm" svg:height="7.992cm">
          <chartooo:coordinate-region svg:x="2.6cm" svg:y="1.561cm" svg:width="8.917cm" svg:height="7.146cm"/>
          <chart:axis chart:dimension="x" chart:name="primary-x" chart:style-name="ch5" chartooo:axis-type="auto">
            <chart:title svg:x="6.267cm" svg:y="9.563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5.626cm" chart:style-name="ch8">
              <text:p>Cd</text:p>
            </chart:title>
            <chart:grid chart:style-name="ch9" chart:class="major"/>
          </chart:axis>
          <chart:series chart:style-name="ch10" chart:values-cell-range-address="Sheet1.B54:Sheet1.B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1" chart:values-cell-range-address="Sheet1.B82:Sheet1.B84" chart:label-cell-address="Sheet1.A80:Sheet1.A80" chart:class="chart:scatter">
            <chart:domain table:cell-range-address="Sheet1.C82:Sheet1.C84"/>
            <chart:data-point chart:repeated="3"/>
          </chart:series>
          <chart:series chart:style-name="ch12" chart:values-cell-range-address="Sheet1.B63:Sheet1.B65" chart:label-cell-address="Sheet1.A61:Sheet1.A61" chart:class="chart:scatter">
            <chart:domain table:cell-range-address="Sheet1.C63:Sheet1.C65"/>
            <chart:data-point chart:repeated="3"/>
          </chart:series>
          <chart:series chart:style-name="ch13" chart:values-cell-range-address="Sheet1.B69:Sheet1.B71" chart:label-cell-address="Sheet1.A67:Sheet1.A67" chart:class="chart:scatter">
            <chart:domain table:cell-range-address="Sheet1.C69:Sheet1.C71"/>
            <chart:data-point chart:repeated="3"/>
          </chart:series>
          <chart:series chart:style-name="ch14" chart:values-cell-range-address="Sheet1.B75:Sheet1.B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5" chart:values-cell-range-address="Sheet1.K3:Sheet1.K8" chart:label-cell-address="Sheet1.I1:Sheet1.I1" chart:class="chart:scatter">
            <chart:domain table:cell-range-address="Sheet1.J3:Sheet1.J8"/>
            <chart:data-point chart:repeated="6"/>
          </chart:series>
          <chart:series chart:style-name="ch16" chart:values-cell-range-address="Sheet1.K13:Sheet1.K18" chart:label-cell-address="Sheet1.I11:Sheet1.I11" chart:class="chart:scatter">
            <chart:domain table:cell-range-address="Sheet1.J13:Sheet1.J18"/>
            <chart:data-point chart:repeated="6"/>
          </chart:series>
          <chart:series chart:style-name="ch17" chart:values-cell-range-address="Sheet1.K23:Sheet1.K26" chart:label-cell-address="Sheet1.I21:Sheet1.I21" chart:class="chart:scatter">
            <chart:domain table:cell-range-address="Sheet1.J23:Sheet1.J28"/>
            <chart:data-point chart:repeated="6"/>
          </chart:series>
          <chart:series chart:style-name="ch18" chart:values-cell-range-address="Sheet1.K33:Sheet1.K36" chart:label-cell-address="Sheet1.I31:Sheet1.I31" chart:class="chart:scatter">
            <chart:domain table:cell-range-address="Sheet1.J33:Sheet1.J37"/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 P1</text:p>
                <draw:g>
                  <svg:desc>Sheet1.A80:Sheet1.A8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1:Sheet1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7:Sheet1.A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 Tri P1</text:p>
                <draw:g>
                  <svg:desc>Sheet1.A73:Sheet1.A7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193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11125408">
                <text:p>0.11125408</text:p>
                <draw:g>
                  <svg:desc>Sheet1.B54:Sheet1.B58</svg:desc>
                </draw:g>
              </table:table-cell>
              <table:table-cell office:value-type="float" office:value="0.0109422027383102">
                <text:p>0.0109422027383102</text:p>
                <draw:g>
                  <svg:desc>Sheet1.C82:Sheet1.C84</svg:desc>
                </draw:g>
              </table:table-cell>
              <table:table-cell office:value-type="float" office:value="0.0353667537007662">
                <text:p>0.0353667537007662</text:p>
                <draw:g>
                  <svg:desc>Sheet1.B82:Sheet1.B84</svg:desc>
                </draw:g>
              </table:table-cell>
              <table:table-cell office:value-type="float" office:value="0.0090210979560879">
                <text:p>0.0090210979560879</text:p>
                <draw:g>
                  <svg:desc>Sheet1.C63:Sheet1.C65</svg:desc>
                </draw:g>
              </table:table-cell>
              <table:table-cell office:value-type="float" office:value="0.0209688411888352">
                <text:p>0.0209688411888352</text:p>
                <draw:g>
                  <svg:desc>Sheet1.B63:Sheet1.B65</svg:desc>
                </draw:g>
              </table:table-cell>
              <table:table-cell office:value-type="float" office:value="0.0090210979560879">
                <text:p>0.0090210979560879</text:p>
                <draw:g>
                  <svg:desc>Sheet1.C69:Sheet1.C71</svg:desc>
                </draw:g>
              </table:table-cell>
              <table:table-cell office:value-type="float" office:value="0.0123358414138221">
                <text:p>0.0123358414138221</text:p>
                <draw:g>
                  <svg:desc>Sheet1.B69:Sheet1.B71</svg:desc>
                </draw:g>
              </table:table-cell>
              <table:table-cell office:value-type="float" office:value="0.021677749238103">
                <text:p>0.021677749238103</text:p>
                <draw:g>
                  <svg:desc>Sheet1.C75:Sheet1.C78</svg:desc>
                </draw:g>
              </table:table-cell>
              <table:table-cell office:value-type="float" office:value="0.0176729999724522">
                <text:p>0.0176729999724522</text:p>
                <draw:g>
                  <svg:desc>Sheet1.B75:Sheet1.B78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025121438887222">
                <text:p>0.025121438887222</text:p>
                <draw:g>
                  <svg:desc>Sheet1.K3:Sheet1.K8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012742029872319">
                <text:p>0.012742029872319</text:p>
                <draw:g>
                  <svg:desc>Sheet1.K13:Sheet1.K18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0108394327837019">
                <text:p>0.0108394327837019</text:p>
                <draw:g>
                  <svg:desc>Sheet1.K23:Sheet1.K26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0104615145545205">
                <text:p>0.0104615145545205</text:p>
                <draw:g>
                  <svg:desc>Sheet1.K33:Sheet1.K36</svg:desc>
                </draw:g>
              </table:table-cell>
            </table:table-row>
            <table:table-row>
              <table:table-cell office:value-type="float" office:value="0.000000315908244541072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7802493">
                <text:p>0.027802493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09200663487284">
                <text:p>0.0109200663487284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21481406564157">
                <text:p>0.0121481406564157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04751632179919">
                <text:p>0.010475163217991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113629696073018">
                <text:p>0.0113629696073018</text:p>
              </table:table-cell>
              <table:table-cell office:value-type="float" office:value="0.015625">
                <text:p>0.015625</text:p>
              </table:table-cell>
              <table:table-cell office:value-type="float" office:value="0.013119113709239">
                <text:p>0.013119113709239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104807904186709">
                <text:p>0.010480790418670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04285462797796">
                <text:p>0.0104285462797796</text:p>
              </table:table-cell>
              <table:table-cell office:value-type="float" office:value="0.00625">
                <text:p>0.00625</text:p>
              </table:table-cell>
              <table:table-cell office:value-type="float" office:value="0.0104322407154956">
                <text:p>0.0104322407154956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1045528">
                <text:p>0.01104552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102645414078933">
                <text:p>0.0102645414078933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6592988095525">
                <text:p>0.0106592988095525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4616250708859">
                <text:p>0.010461625070885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105318665928025">
                <text:p>0.010531866592802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06711489132027">
                <text:p>0.0106711489132027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104325243355753">
                <text:p>0.0104325243355753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104325960734702">
                <text:p>0.0104325960734702</text:p>
              </table:table-cell>
              <table:table-cell office:value-type="float" office:value="0.003125">
                <text:p>0.003125</text:p>
              </table:table-cell>
              <table:table-cell office:value-type="float" office:value="0.010432656663379">
                <text:p>0.010432656663379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691808">
                <text:p>0.01069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104545204664752">
                <text:p>0.0104545204664752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104037095053426">
                <text:p>0.0104037095053426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104321231340264">
                <text:p>0.0104321231340264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104325786137426">
                <text:p>0.0104325786137426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104325566237401">
                <text:p>0.0104325566237401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50018">
                <text:p>0.01065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104071971907383">
                <text:p>0.0104071971907383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104325243355753">
                <text:p>0.0104325243355753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78125">
                <text:p>0.000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